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1.245cm" fo:margin-right="0cm" fo:text-indent="0cm" style:auto-text-indent="false"/>
    </style:style>
    <style:style style:name="P5" style:family="paragraph" style:parent-style-name="Footer">
      <style:text-properties style:text-underline-style="none" fo:font-weight="normal" style:font-weight-asian="normal" style:font-weight-complex="normal"/>
    </style:style>
    <style:style style:name="P6" style:family="paragraph" style:parent-style-name="Footer">
      <style:paragraph-properties fo:margin-left="1.245cm" fo:margin-right="0cm" fo:text-indent="0cm" style:auto-text-indent="false"/>
      <style:text-properties style:font-name="Times New Roman1"/>
    </style:style>
    <style:style style:name="P7" style:family="paragraph" style:parent-style-name="Footer">
      <style:paragraph-properties fo:margin-left="0cm" fo:margin-right="0cm" fo:text-indent="0cm" style:auto-text-indent="false"/>
      <style:text-properties style:font-name="Times New Roman1" style:text-underline-style="none" fo:font-weight="bold" style:font-weight-asian="bold" style:font-weight-complex="bold"/>
    </style:style>
    <style:style style:name="P8" style:family="paragraph" style:parent-style-name="Footer">
      <style:paragraph-properties fo:margin-left="0cm" fo:margin-right="0cm" fo:text-indent="0cm" style:auto-text-indent="false" fo:break-before="page"/>
      <style:text-properties style:font-name="Times New Roman1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35cm solid #000000" style:join-border="false"/>
      <style:text-properties style:font-name="Times New Roman1" style:text-underline-style="none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en in dezentralen Sozialen Netzwerken</text:p>
      <text:p text:style-name="P1"/>
      <text:p text:style-name="P3">Fragen:</text:p>
      <text:p text:style-name="P3"/>
      <text:p text:style-name="P3">Was ist ein Soziales Netzwerk? Wie entstehen Soziale Netzwerke? Was ist eigentlich eine Gruppe in einem dezentralen Kontext? Wer führt diese Gruppe? Muss es immer einen Anführer/Administrator geben? Was sind die Vorteile eines Administrators und was sind seine Nachteile? <text:s/>Wie entstehen Gruppen? Was bedeutet dezentral? Was ist der Unterschied zwischen einem Sozialen Netzwerk und einer Gruppe? Sind Gruppen und Soziale Netzwerke vergleichbar? Was ist der Unterschied zwischen &gt;&gt;normalen zentralen&lt;&lt; Sozialen Netzwerken und dezentalen Sozialen Netzwerken? </text:p>
      <text:p text:style-name="P5"/>
      <text:p text:style-name="P4"><text:span text:style-name="T2">»</text:span><text:span text:style-name="T1">Eine soziale Gruppe umfasst eine bestimmte Zahl von Mitgliedern (Gruppenmitgliedern), die zur Erreichung eines gemiensamen Ziels (Gruppenzieles) über längere Zeit in einem relativ kontinuierlichen Kommunikations- und Interaktionsprozess stehe und ein Gefühl von Zusammengehörigkeit (Wir-Gefühl) entwickeln Zur Erreichung des Gruppenziels und zur Stabilisierung der Gruppenidentität ist ein System gemeinsamer Normen und eine Verteilung der Aufgaben über ein gruppenspezifisches Rollendifferenzial erforderlich.</text:span><text:span text:style-name="T2">«</text:span><text:span text:style-name="T1"><text:note text:id="ftn1" text:note-class="footnote"><text:note-citation>1</text:note-citation><text:note-body><text:p text:style-name="P3"><text:s/>Anja Ebersbach, Markus Glaser, Richard Heigl: Social Web. Regensburg 2016, S. 192.</text:p></text:note-body></text:note></text:span></text:p>
      <text:p text:style-name="P6"/>
      <text:p text:style-name="P2">&gt;&gt;computervermittelte Kommunikation&lt;&lt; = Das Medium der Interaktion zwischen den Teilnehmern im Sozialen Netzwerk ist das Internet und damit der Computer</text:p>
      <text:p text:style-name="P2"/>
      <text:p text:style-name="P2">&gt;&gt;Face-to-Face&lt;&lt; realweltliche Kommunikation zwischen den Menschen direkt, ohne den Computer(gegenteil von computervermittelter Kommunikateion)</text:p>
      <text:p text:style-name="P2"/>
      <text:p text:style-name="P2">Was zeichnet eine Online-Community(Gemeinschaft) überhaupt aus ?</text:p>
      <text:p text:style-name="P9">Wie sehen Formen der Zusammenarbeit aus ?</text:p>
      <text:p text:style-name="P7"/>
      <text:p text:style-name="P7"/>
      <text:p text:style-name="P8">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ooter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7M37S</meta:editing-duration>
    <meta:editing-cycles>4</meta:editing-cycles>
    <meta:generator>OpenOffice/4.1.2$Win32 OpenOffice.org_project/412m3$Build-9782</meta:generator>
    <dc:date>2016-06-22T15:25:52.98</dc:date>
    <dc:creator>jason statham</dc:creator>
    <meta:document-statistic meta:table-count="0" meta:image-count="0" meta:object-count="0" meta:page-count="2" meta:paragraph-count="10" meta:word-count="201" meta:character-count="1603"/>
    <meta:user-defined meta:name="Info 1"/>
    <meta:user-defined meta:name="Info 2"/>
    <meta:user-defined meta:name="Info 3"/>
    <meta:user-defined meta:name="Info 4"/>
  </office:meta>
</office:document-meta>
</file>